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3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ircumsp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2"/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;clearly showing feel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2"/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 table:number-columns-repeated="2"/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/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alarming;intimidat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 table:number-columns-repeated="3"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 table:number-columns-repeated="2"/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 table:number-columns-repeated="2"/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 table:number-columns-repeated="3"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table:number-columns-repeated="2"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 table:number-columns-repeated="3"/>
          <table:table-cell office:value-type="string" calcext:value-type="string">
            <text:p>I could barely hear her frail voice; in his old age his health became increasingly frai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 table:number-columns-repeated="2"/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table:number-columns-repeated="3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 table:number-columns-repeated="3"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 table:number-columns-repeated="3"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</text:p>
          </table:table-cell>
          <table:table-cell table:number-columns-repeated="3"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table:number-columns-repeated="3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 table:number-columns-repeated="3"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table:number-columns-repeated="3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 table:number-columns-repeated="3"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 table:number-columns-repeated="3"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 table:number-columns-repeated="3"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 table:number-columns-repeated="3"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 table:number-columns-repeated="3"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 table:number-rows-repeated="104806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23:16:24.5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18T00:39:51.969000000</dc:date>
    <meta:editing-duration>P4DT14H10M53S</meta:editing-duration>
    <meta:editing-cycles>1308</meta:editing-cycles>
    <meta:generator>LibreOffice/24.8.4.2$Windows_X86_64 LibreOffice_project/bb3cfa12c7b1bf994ecc5649a80400d06cd71002</meta:generator>
    <meta:document-statistic meta:table-count="1" meta:cell-count="1571" meta:object-count="0"/>
  </office:meta>
</office:document-meta>
</file>